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4cm" fo:min-width="1.78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2.802cm"/>
    </style:style>
    <style:style style:name="gr4" style:family="graphic" style:parent-style-name="standard">
      <style:graphic-properties draw:textarea-horizontal-align="justify" draw:textarea-vertical-align="middle" draw:auto-grow-height="false" fo:min-height="1.782cm" fo:min-width="3.564cm"/>
    </style:style>
    <style:style style:name="gr5" style:family="graphic" style:parent-style-name="standard">
      <style:graphic-properties draw:textarea-horizontal-align="justify" draw:textarea-vertical-align="middle" draw:auto-grow-height="false" fo:min-height="2.535cm" fo:min-width="3.24cm"/>
    </style:style>
    <style:style style:name="gr6" style:family="graphic" style:parent-style-name="standard">
      <style:graphic-properties draw:textarea-horizontal-align="justify" draw:textarea-vertical-align="middle" draw:auto-grow-height="false" fo:min-height="2.07cm" fo:min-width="3.5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1.524cm" svg:x="1.107cm" svg:y="1.06cm">
          <text:p text:style-name="P1">Signal</text:p>
          <text:p text:style-name="P1">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2.286cm" svg:height="1.524cm" svg:x="1.107cm" svg:y="3.86cm">
          <text:p text:style-name="P1">Signal</text:p>
          <text:p text:style-name="P1">Tar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2.286cm" svg:height="1.524cm" svg:x="1.107cm" svg:y="1.06cm">
          <text:p text:style-name="P1">Signal</text:p>
          <text:p text:style-name="P1">Target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2.286cm" svg:height="1.524cm" svg:x="4.407cm" svg:y="1.06cm">
          <text:p text:style-name="P1">Right</text:p>
          <text:p text:style-name="P1">Ea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2" draw:id="id2" draw:layer="layout" svg:width="2.286cm" svg:height="1.524cm" svg:x="4.407cm" svg:y="3.86cm">
          <text:p text:style-name="P1">Left</text:p>
          <text:p text:style-name="P1">Ea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3.393cm" svg:y1="1.822cm" svg:x2="4.407cm" svg:y2="4.622cm" draw:start-shape="id1" draw:start-glue-point="1" draw:end-shape="id2" draw:end-glue-point="3" svg:d="M3393 1822l1014 2800" svg:viewBox="0 0 1015 2801">
          <text:p/>
        </draw:connector>
        <draw:connector draw:style-name="gr2" draw:text-style-name="P2" draw:layer="layout" draw:type="line" svg:x1="3.393cm" svg:y1="4.622cm" svg:x2="4.407cm" svg:y2="1.822cm" draw:start-shape="id3" draw:start-glue-point="1" draw:end-shape="id4" draw:end-glue-point="3" svg:d="M3393 4622l1014-2800" svg:viewBox="0 0 1015 2801">
          <text:p/>
        </draw:connector>
        <draw:connector draw:style-name="gr2" draw:text-style-name="P2" draw:layer="layout" draw:type="line" svg:x1="3.393cm" svg:y1="4.622cm" svg:x2="4.407cm" svg:y2="4.622cm" draw:start-shape="id3" draw:start-glue-point="1" draw:end-shape="id2" draw:end-glue-point="3" svg:d="M3393 4622h1014" svg:viewBox="0 0 1015 1">
          <text:p/>
        </draw:connector>
        <draw:connector draw:style-name="gr2" draw:text-style-name="P2" draw:layer="layout" draw:type="line" svg:x1="3.393cm" svg:y1="1.822cm" svg:x2="4.407cm" svg:y2="1.822cm" draw:start-shape="id1" draw:start-glue-point="1" draw:end-shape="id4" draw:end-glue-point="3" svg:d="M3393 1822h1014" svg:viewBox="0 0 1015 1">
          <text:p/>
        </draw:connector>
        <draw:custom-shape draw:style-name="gr3" draw:text-style-name="P1" xml:id="id5" draw:id="id5" draw:layer="layout" svg:width="3.302cm" svg:height="2.032cm" svg:x="7.362cm" svg:y="2.239cm">
          <text:p text:style-name="P1">Auditory</text:p>
          <text:p text:style-name="P1">Peripher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6.693cm" svg:y1="1.822cm" svg:x2="7.362cm" svg:y2="3.255cm" draw:start-shape="id4" draw:start-glue-point="1" draw:end-shape="id5" draw:end-glue-point="3" svg:d="M6693 1822l669 1433" svg:viewBox="0 0 670 1434">
          <text:p/>
        </draw:connector>
        <draw:connector draw:style-name="gr2" draw:text-style-name="P2" draw:layer="layout" draw:type="line" svg:x1="6.693cm" svg:y1="4.622cm" svg:x2="7.362cm" svg:y2="3.255cm" draw:start-shape="id2" draw:start-glue-point="1" draw:end-shape="id5" draw:end-glue-point="3" svg:d="M6693 4622l669-1367" svg:viewBox="0 0 670 1368">
          <text:p/>
        </draw:connector>
        <draw:custom-shape draw:style-name="gr4" draw:text-style-name="P1" xml:id="id6" draw:id="id6" draw:layer="layout" svg:width="4.064cm" svg:height="2.032cm" svg:x="11.645cm" svg:y="2.239cm">
          <text:p text:style-name="P1">Binaural Cue</text:p>
          <text:p text:style-name="P1">Extraction</text:p>
          <draw:enhanced-geometry svg:viewBox="0 0 21600 21600" draw:type="rectangle" draw:enhanced-path="M 0 0 L 21600 0 21600 21600 0 21600 0 0 Z N"/>
        </draw:custom-shape>
        <draw:custom-shape draw:style-name="gr5" draw:text-style-name="P1" xml:id="id7" draw:id="id7" draw:layer="layout" svg:width="3.74cm" svg:height="2.785cm" svg:x="7.143cm" svg:y="5.603cm">
          <text:p text:style-name="P1">Relative</text:p>
          <text:p text:style-name="P1">Strength</text:p>
          <text:p text:style-name="P1">Calculation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4.064cm" svg:height="2.32cm" svg:x="11.645cm" svg:y="5.835cm">
          <text:p text:style-name="P1">Probability</text:p>
          <text:p text:style-name="P1">Density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4.064cm" svg:height="2.032cm" svg:x="16.445cm" svg:y="2.239cm">
          <text:p text:style-name="P1">Azimuth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0" draw:id="id10" draw:layer="layout" svg:width="4.064cm" svg:height="2.032cm" svg:x="21.345cm" svg:y="2.239cm">
          <text:p text:style-name="P1">Binary</text:p>
          <text:p text:style-name="P1">Mask</text:p>
          <text:p text:style-name="P1">Estim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11" draw:id="id11" draw:layer="layout" svg:width="4.064cm" svg:height="2.032cm" svg:x="26.507cm" svg:y="2.239cm">
          <text:p text:style-name="P1">Estimated</text:p>
          <text:p text:style-name="P1">Signal Target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664cm" svg:y1="3.255cm" svg:x2="11.645cm" svg:y2="3.255cm" draw:start-shape="id5" draw:start-glue-point="1" draw:end-shape="id6" draw:end-glue-point="3" svg:d="M10664 3255h981" svg:viewBox="0 0 982 1">
          <text:p/>
        </draw:connector>
        <draw:connector draw:style-name="gr2" draw:text-style-name="P2" draw:layer="layout" draw:type="line" svg:x1="9.013cm" svg:y1="4.271cm" svg:x2="9.013cm" svg:y2="5.603cm" draw:start-shape="id5" draw:start-glue-point="2" draw:end-shape="id7" draw:end-glue-point="0" svg:d="M9013 4271v1332" svg:viewBox="0 0 1 1333">
          <text:p/>
        </draw:connector>
        <draw:connector draw:style-name="gr2" draw:text-style-name="P2" draw:layer="layout" draw:type="line" svg:x1="10.883cm" svg:y1="6.995cm" svg:x2="11.645cm" svg:y2="6.995cm" draw:start-shape="id7" draw:start-glue-point="1" draw:end-shape="id8" draw:end-glue-point="3" svg:d="M10883 6995h762" svg:viewBox="0 0 763 1">
          <text:p/>
        </draw:connector>
        <draw:connector draw:style-name="gr2" draw:text-style-name="P2" draw:layer="layout" draw:type="line" svg:x1="15.709cm" svg:y1="3.255cm" svg:x2="16.445cm" svg:y2="3.255cm" draw:start-shape="id6" draw:start-glue-point="1" draw:end-shape="id9" draw:end-glue-point="3" svg:d="M15709 3255h736" svg:viewBox="0 0 737 1">
          <text:p/>
        </draw:connector>
        <draw:connector draw:style-name="gr2" draw:text-style-name="P2" draw:layer="layout" draw:type="line" svg:x1="13.677cm" svg:y1="4.271cm" svg:x2="13.677cm" svg:y2="5.835cm" draw:start-shape="id6" draw:start-glue-point="2" draw:end-shape="id8" draw:end-glue-point="0" svg:d="M13677 4271v1564" svg:viewBox="0 0 1 1565">
          <text:p/>
        </draw:connector>
        <draw:connector draw:style-name="gr2" draw:text-style-name="P2" draw:layer="layout" draw:type="line" svg:x1="15.709cm" svg:y1="6.995cm" svg:x2="18.477cm" svg:y2="4.271cm" draw:start-shape="id8" draw:start-glue-point="1" draw:end-shape="id9" draw:end-glue-point="2" svg:d="M15709 6995l2768-2724" svg:viewBox="0 0 2769 2725">
          <text:p/>
        </draw:connector>
        <draw:connector draw:style-name="gr2" draw:text-style-name="P2" draw:layer="layout" draw:type="line" svg:x1="20.509cm" svg:y1="3.255cm" svg:x2="21.345cm" svg:y2="3.255cm" draw:start-shape="id9" draw:start-glue-point="1" draw:end-shape="id10" draw:end-glue-point="3" svg:d="M20509 3255h836" svg:viewBox="0 0 837 1">
          <text:p/>
        </draw:connector>
        <draw:connector draw:style-name="gr2" draw:text-style-name="P2" draw:layer="layout" draw:type="line" svg:x1="25.409cm" svg:y1="3.255cm" svg:x2="26.507cm" svg:y2="3.255cm" draw:start-shape="id10" draw:start-glue-point="1" draw:end-shape="id11" draw:end-glue-point="3" svg:d="M25409 3255h1098" svg:viewBox="0 0 109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1.801cm" fo:page-height="9.4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fta Nur Farid</meta:initial-creator>
    <meta:creation-date>2016-07-05T13:35:55.914116050</meta:creation-date>
    <dc:date>2016-07-05T13:48:07.203858446</dc:date>
    <dc:creator>Mifta Nur Farid</dc:creator>
    <meta:editing-duration>PT12M11S</meta:editing-duration>
    <meta:editing-cycles>1</meta:editing-cycles>
    <meta:document-statistic meta:object-count="26"/>
    <meta:generator>LibreOffice/5.0.6.2$Linux_X86_64 LibreOffice_project/00m0$Build-2</meta:generator>
  </office:meta>
</office:document-meta>
</file>